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C</text:span><text:span text:style-name="_31_11">O</text:span><text:span text:style-name="_31_94">M</text:span><text:span text:style-name="_34_1">P</text:span><text:span text:style-name="_31_02">U</text:span><text:span text:style-name="_32_16">T</text:span><text:span text:style-name="_32_7">I</text:span><text:span text:style-name="_31_13">N</text:span><text:span text:style-name="_31_76">G</text:span><text:span text:style-name="_31_"> </text:span><text:span text:style-name="_31_31">M</text:span><text:span text:style-name="_32_01">A</text:span><text:span text:style-name="_36_9">C</text:span><text:span text:style-name="_39_8">H</text:span><text:span text:style-name="_32_01">I</text:span><text:span text:style-name="_37_1">N</text:span><text:span text:style-name="_31_44">E</text:span><text:span text:style-name="_31_70">R</text:span><text:span text:style-name="_37_5">Y</text:span><text:span text:style-name="_37_6"> </text:span><text:span text:style-name="_32_25">A</text:span><text:span text:style-name="_35_4">N</text:span><text:span text:style-name="_31_19">D</text:span><text:span text:style-name="_31_51"> </text:span><text:span text:style-name="_37_2">I</text:span><text:span text:style-name="_31_05">N</text:span><text:span text:style-name="_31_94">T</text:span><text:span text:style-name="_35_9">E</text:span><text:span text:style-name="_31_28">L</text:span><text:span text:style-name="_31_73">L</text:span><text:span text:style-name="_36_6">I</text:span><text:span text:style-name="_31_29">G</text:span><text:span text:style-name="_31_95">E</text:span><text:span text:style-name="_37_1">N</text:span><text:span text:style-name="_31_41">C</text:span><text:span text:style-name="_32_15">E</text:span></text:p>
      <text:p text:style-name="P1"><text:span text:style-name="_32_6">B</text:span><text:span text:style-name="_39_5">y</text:span><text:span text:style-name="_31_51"> </text:span><text:span text:style-name="_34_2">A</text:span><text:span text:style-name="_31_46">.</text:span><text:span text:style-name="_31_51"> </text:span><text:span text:style-name="_37_4">M</text:span><text:span text:style-name="_31_20">.</text:span><text:span text:style-name="_31_51"> </text:span><text:span text:style-name="_37_4">T</text:span><text:span text:style-name="_31_16">u</text:span><text:span text:style-name="_32_24">r</text:span><text:span text:style-name="_34_1">i</text:span><text:span text:style-name="_39_8">n</text:span><text:span text:style-name="_31_74">g</text:span></text:p>
      <text:p text:style-name="P1"><text:span text:style-name="_36_8">1</text:span><text:span text:style-name="_39_6">.</text:span><text:span text:style-name="_31_51"> </text:span><text:span text:style-name="_35_7">T</text:span><text:span text:style-name="_31_04">h</text:span><text:span text:style-name="_32_06">e</text:span><text:span text:style-name="_31_"> </text:span><text:span text:style-name="_31_20">I</text:span><text:span text:style-name="_32_01">m</text:span><text:span text:style-name="_36_0">i</text:span><text:span text:style-name="_31_29">t</text:span><text:span text:style-name="_31_76">a</text:span><text:span text:style-name="_32_3">t</text:span><text:span text:style-name="_31_50">i</text:span><text:span text:style-name="_32_25">o</text:span><text:span text:style-name="_35_6">n</text:span><text:span text:style-name="_37_6"> </text:span><text:span text:style-name="_32_18">G</text:span><text:span text:style-name="_34_4">a</text:span><text:span text:style-name="_31_20">m</text:span><text:span text:style-name="_32_16">e</text:span></text:p>
      <text:p text:style-name="P1"><text:span text:style-name="_33_9">I</text:span><text:span text:style-name="_37_6"> </text:span><text:span text:style-name="_31_95">p</text:span><text:span text:style-name="_33_6">r</text:span><text:span text:style-name="_31_16">o</text:span><text:span text:style-name="_32_19">p</text:span><text:span text:style-name="_33_9">o</text:span><text:span text:style-name="_31_44">s</text:span><text:span text:style-name="_32_18">e</text:span><text:span text:style-name="_31_"> </text:span><text:span text:style-name="_31_43">t</text:span><text:span text:style-name="_32_22">o</text:span><text:span text:style-name="_31_"> </text:span><text:span text:style-name="_39_8">c</text:span><text:span text:style-name="_31_77">o</text:span><text:span text:style-name="_36_8">n</text:span><text:span text:style-name="_31_47">s</text:span><text:span text:style-name="_31_73">i</text:span><text:span text:style-name="_36_6">d</text:span><text:span text:style-name="_31_19">e</text:span><text:span text:style-name="_32_15">r</text:span><text:span text:style-name="_31_"> </text:span><text:span text:style-name="_31_17">t</text:span><text:span text:style-name="_32_25">h</text:span><text:span text:style-name="_32_7">e</text:span><text:span text:style-name="_37_6"> </text:span><text:span text:style-name="_32_15">q</text:span><text:span text:style-name="_33_5">u</text:span><text:span text:style-name="_39_5">e</text:span><text:span text:style-name="_32_03">s</text:span><text:span text:style-name="_35_6">t</text:span><text:span text:style-name="_31_10">i</text:span><text:span text:style-name="_31_86">o</text:span><text:span text:style-name="_33_0">n</text:span><text:span text:style-name="_31_31">,</text:span><text:span text:style-name="_31_51"> </text:span><text:span text:style-name="_35_1">"</text:span><text:span text:style-name="_39_9">C</text:span><text:span text:style-name="_31_80">a</text:span><text:span text:style-name="_33_6">n</text:span><text:span text:style-name="_37_6"> </text:span><text:span text:style-name="_31_71">m</text:span><text:span text:style-name="_34_2">a</text:span><text:span text:style-name="_31_04">c</text:span><text:span text:style-name="_32_10">h</text:span><text:span text:style-name="_36_0">i</text:span><text:span text:style-name="_31_29">n</text:span><text:span text:style-name="_31_95">e</text:span><text:span text:style-name="_36_8">s</text:span><text:span text:style-name="_37_6"> </text:span><text:span text:style-name="_32_16">t</text:span><text:span text:style-name="_32_9">h</text:span><text:span text:style-name="_31_49">i</text:span><text:span text:style-name="_32_07">n</text:span><text:span text:style-name="_34_4">k</text:span><text:span text:style-name="_31_02">?</text:span><text:span text:style-name="_31_94">"</text:span><text:span text:style-name="_31_"> </text:span><text:span text:style-name="_31_29">T</text:span><text:span text:style-name="_31_89">h</text:span><text:span text:style-name="_33_9">i</text:span><text:span text:style-name="_31_34">s</text:span><text:span text:style-name="_31_51"> </text:span><text:span text:style-name="_32_1">s</text:span><text:span text:style-name="_39_5">h</text:span><text:span text:style-name="_32_25">o</text:span><text:span text:style-name="_36_6">u</text:span><text:span text:style-name="_31_17">l</text:span><text:span text:style-name="_32_24">d</text:span><text:span text:style-name="_31_"> </text:span><text:span text:style-name="_31_50">b</text:span><text:span text:style-name="_32_19">e</text:span><text:span text:style-name="_37_2">g</text:span><text:span text:style-name="_31_17">i</text:span><text:span text:style-name="_31_77">n</text:span><text:span text:style-name="_31_"> </text:span><text:span text:style-name="_31_13">w</text:span><text:span text:style-name="_31_85">i</text:span><text:span text:style-name="_33_5">t</text:span><text:span text:style-name="_39_5">h</text:span><text:span text:style-name="_31_51"> </text:span><text:span text:style-name="_35_7">d</text:span><text:span text:style-name="_31_26">e</text:span><text:span text:style-name="_32_00">f</text:span><text:span text:style-name="_36_0">i</text:span><text:span text:style-name="_31_41">n</text:span><text:span text:style-name="_31_80">i</text:span><text:span text:style-name="_36_8">t</text:span><text:span text:style-name="_31_40">i</text:span><text:span text:style-name="_31_70">o</text:span><text:span text:style-name="_32_0">n</text:span><text:span text:style-name="_31_46">s</text:span><text:span text:style-name="_31_51"> </text:span><text:span text:style-name="_32_3">o</text:span><text:span text:style-name="_39_9">f</text:span><text:span text:style-name="_31_51"> </text:span><text:span text:style-name="_33_8">t</text:span><text:span text:style-name="_31_11">h</text:span><text:span text:style-name="_32_24">e</text:span><text:span text:style-name="_31_"> </text:span><text:span text:style-name="_31_04">m</text:span><text:span text:style-name="_31_95">e</text:span><text:span text:style-name="_36_8">a</text:span><text:span text:style-name="_39_5">n</text:span><text:span text:style-name="_31_71">i</text:span><text:span text:style-name="_35_4">n</text:span><text:span text:style-name="_31_46">g</text:span><text:span text:style-name="_31_51"> </text:span><text:span text:style-name="_34_5">o</text:span><text:span text:style-name="_31_43">f</text:span><text:span text:style-name="_31_51"> </text:span><text:span text:style-name="_33_9">t</text:span><text:span text:style-name="_31_31">h</text:span><text:span text:style-name="_31_71">e</text:span><text:span text:style-name="_31_"> </text:span><text:span text:style-name="_31_01">t</text:span><text:span text:style-name="_31_92">e</text:span><text:span text:style-name="_33_0">r</text:span><text:span text:style-name="_31_47">m</text:span><text:span text:style-name="_32_01">s</text:span><text:span text:style-name="_31_"> </text:span><text:span text:style-name="_31_29">"</text:span><text:span text:style-name="_32_01">m</text:span><text:span text:style-name="_34_1">a</text:span><text:span text:style-name="_31_17">c</text:span><text:span text:style-name="_31_73">h</text:span><text:span text:style-name="_36_8">i</text:span><text:span text:style-name="_39_9">n</text:span><text:span text:style-name="_32_24">e</text:span><text:span text:style-name="_35_1">"</text:span><text:span text:style-name="_37_6"> </text:span><text:span text:style-name="_31_88">a</text:span><text:span text:style-name="_33_9">n</text:span><text:span text:style-name="_39_6">d</text:span><text:span text:style-name="_31_51"> </text:span><text:span text:style-name="_37_5">"</text:span><text:span text:style-name="_31_05">t</text:span><text:span text:style-name="_32_22">h</text:span><text:span text:style-name="_35_4">i</text:span><text:span text:style-name="_31_40">n</text:span><text:span text:style-name="_32_03">k</text:span><text:span text:style-name="_35_1">.</text:span><text:span text:style-name="_31_32">"</text:span><text:span text:style-name="_31_51"> </text:span><text:span text:style-name="_35_7">T</text:span><text:span text:style-name="_39_9">h</text:span><text:span text:style-name="_31_73">e</text:span><text:span text:style-name="_31_"> </text:span><text:span text:style-name="_31_14">d</text:span><text:span text:style-name="_31_85">e</text:span><text:span text:style-name="_36_8">f</text:span><text:span text:style-name="_39_6">i</text:span><text:span text:style-name="_31_77">n</text:span><text:span text:style-name="_32_7">i</text:span><text:span text:style-name="_31_25">t</text:span><text:span text:style-name="_31_79">i</text:span><text:span text:style-name="_36_8">o</text:span><text:span text:style-name="_31_28">n</text:span><text:span text:style-name="_32_01">s</text:span><text:span text:style-name="_31_"> </text:span><text:span text:style-name="_31_16">m</text:span><text:span text:style-name="_32_25">i</text:span><text:span text:style-name="_32_9">g</text:span><text:span text:style-name="_31_16">h</text:span><text:span text:style-name="_32_25">t</text:span><text:span text:style-name="_31_"> </text:span><text:span text:style-name="_31_29">b</text:span><text:span text:style-name="_31_86">e</text:span><text:span text:style-name="_31_"> </text:span><text:span text:style-name="_31_50">f</text:span><text:span text:style-name="_32_15">r</text:span><text:span text:style-name="_33_9">a</text:span><text:span text:style-name="_31_14">m</text:span><text:span text:style-name="_32_03">e</text:span><text:span text:style-name="_37_1">d</text:span><text:span text:style-name="_37_6"> </text:span><text:span text:style-name="_31_91">s</text:span><text:span text:style-name="_36_0">o</text:span><text:span text:style-name="_37_6"> </text:span><text:span text:style-name="_32_10">a</text:span><text:span text:style-name="_36_9">s</text:span><text:span text:style-name="_37_6"> </text:span><text:span text:style-name="_32_21">t</text:span><text:span text:style-name="_33_9">o</text:span><text:span text:style-name="_37_6"> </text:span><text:span text:style-name="_31_77">r</text:span><text:span text:style-name="_33_0">e</text:span><text:span text:style-name="_31_10">f</text:span><text:span text:style-name="_32_25">l</text:span><text:span text:style-name="_34_4">e</text:span><text:span text:style-name="_31_10">c</text:span><text:span text:style-name="_32_10">t</text:span><text:span text:style-name="_31_"> </text:span><text:span text:style-name="_31_19">s</text:span><text:span text:style-name="_31_92">o</text:span><text:span text:style-name="_31_"> </text:span><text:span text:style-name="_39_9">f</text:span><text:span text:style-name="_32_16">a</text:span><text:span text:style-name="_35_0">r</text:span><text:span text:style-name="_37_6"> </text:span><text:span text:style-name="_32_01">a</text:span><text:span text:style-name="_36_6">s</text:span><text:span text:style-name="_37_6"> </text:span><text:span text:style-name="_31_85">p</text:span><text:span text:style-name="_34_2">o</text:span><text:span text:style-name="_39_8">s</text:span><text:span text:style-name="_31_86">s</text:span><text:span text:style-name="_36_9">i</text:span><text:span text:style-name="_31_41">b</text:span><text:span text:style-name="_31_70">l</text:span><text:span text:style-name="_34_2">e</text:span><text:span text:style-name="_37_6"> </text:span><text:span text:style-name="_32_01">t</text:span><text:span text:style-name="_33_5">h</text:span><text:span text:style-name="_31_16">e</text:span><text:span text:style-name="_31_51"> </text:span><text:span text:style-name="_37_1">n</text:span><text:span text:style-name="_31_44">o</text:span><text:span text:style-name="_32_01">r</text:span><text:span text:style-name="_37_1">m</text:span><text:span text:style-name="_31_34">a</text:span><text:span text:style-name="_31_95">l</text:span><text:span text:style-name="_31_"> </text:span><text:span text:style-name="_31_43">u</text:span><text:span text:style-name="_31_95">s</text:span><text:span text:style-name="_36_5">e</text:span><text:span text:style-name="_37_6"> </text:span><text:span text:style-name="_31_71">o</text:span><text:span text:style-name="_35_0">f</text:span><text:span text:style-name="_37_6"> </text:span><text:span text:style-name="_31_86">t</text:span><text:span text:style-name="_37_4">h</text:span><text:span text:style-name="_31_43">e</text:span><text:span text:style-name="_31_51"> </text:span><text:span text:style-name="_35_9">w</text:span><text:span text:style-name="_31_05">o</text:span><text:span text:style-name="_32_06">r</text:span><text:span text:style-name="_33_6">d</text:span><text:span text:style-name="_31_50">s</text:span><text:span text:style-name="_31_74">,</text:span><text:span text:style-name="_31_"> </text:span><text:span text:style-name="_31_10">b</text:span><text:span text:style-name="_31_71">u</text:span><text:span text:style-name="_37_2">t</text:span><text:span text:style-name="_37_6"> </text:span><text:span text:style-name="_32_18">t</text:span><text:span text:style-name="_35_7">h</text:span><text:span text:style-name="_31_28">i</text:span><text:span text:style-name="_32_18">s</text:span><text:span text:style-name="_31_"> </text:span><text:span text:style-name="_31_16">a</text:span><text:span text:style-name="_32_04">t</text:span><text:span text:style-name="_36_5">t</text:span><text:span text:style-name="_31_14">i</text:span><text:span text:style-name="_32_16">t</text:span><text:span text:style-name="_34_4">u</text:span><text:span text:style-name="_31_16">d</text:span><text:span text:style-name="_31_76">e</text:span><text:span text:style-name="_31_"> </text:span><text:span text:style-name="_31_40">i</text:span><text:span text:style-name="_31_92">s</text:span><text:span text:style-name="_31_"> </text:span><text:span text:style-name="_31_04">d</text:span><text:span text:style-name="_32_25">a</text:span><text:span text:style-name="_32_9">n</text:span><text:span text:style-name="_31_28">g</text:span><text:span text:style-name="_32_06">e</text:span><text:span text:style-name="_32_3">r</text:span><text:span text:style-name="_31_41">o</text:span><text:span text:style-name="_32_21">u</text:span><text:span text:style-name="_33_9">s</text:span><text:span text:style-name="_31_44">,</text:span><text:span text:style-name="_31_51"> </text:span><text:span text:style-name="_32_9">I</text:span><text:span text:style-name="_31_40">f</text:span><text:span text:style-name="_31_51"> </text:span><text:span text:style-name="_32_7">t</text:span><text:span text:style-name="_31_10">h</text:span><text:span text:style-name="_31_94">e</text:span><text:span text:style-name="_31_"> </text:span><text:span text:style-name="_31_20">m</text:span><text:span text:style-name="_32_10">e</text:span><text:span text:style-name="_34_5">a</text:span><text:span text:style-name="_31_25">n</text:span><text:span text:style-name="_32_24">i</text:span><text:span text:style-name="_35_0">n</text:span><text:span text:style-name="_31_29">g</text:span><text:span text:style-name="_31_51"> </text:span><text:span text:style-name="_36_0">o</text:span><text:span text:style-name="_31_47">f</text:span><text:span text:style-name="_31_51"> </text:span><text:span text:style-name="_35_1">t</text:span><text:span text:style-name="_31_35">h</text:span><text:span text:style-name="_31_85">e</text:span><text:span text:style-name="_31_"> </text:span><text:span text:style-name="_31_32">w</text:span><text:span text:style-name="_31_89">o</text:span><text:span text:style-name="_37_2">r</text:span><text:span text:style-name="_39_5">d</text:span><text:span text:style-name="_32_00">s</text:span><text:span text:style-name="_31_"> </text:span><text:span text:style-name="_31_35">"</text:span><text:span text:style-name="_31_74">m</text:span><text:span text:style-name="_33_9">a</text:span><text:span text:style-name="_39_8">c</text:span><text:span text:style-name="_31_92">h</text:span><text:span text:style-name="_32_7">i</text:span><text:span text:style-name="_39_8">n</text:span><text:span text:style-name="_31_70">e</text:span><text:span text:style-name="_32_1">"</text:span><text:span text:style-name="_37_6"> </text:span><text:span text:style-name="_32_06">a</text:span><text:span text:style-name="_32_0">n</text:span><text:span text:style-name="_39_5">d</text:span><text:span text:style-name="_31_51"> </text:span><text:span text:style-name="_37_4">"</text:span><text:span text:style-name="_39_8">t</text:span><text:span text:style-name="_31_95">h</text:span><text:span text:style-name="_37_1">i</text:span><text:span text:style-name="_31_19">n</text:span><text:span text:style-name="_31_92">k</text:span><text:span text:style-name="_34_4">"</text:span><text:span text:style-name="_37_6"> </text:span><text:span text:style-name="_32_00">a</text:span><text:span text:style-name="_33_0">r</text:span><text:span text:style-name="_31_26">e</text:span><text:span text:style-name="_31_51"> </text:span><text:span text:style-name="_33_8">t</text:span><text:span text:style-name="_31_19">o</text:span><text:span text:style-name="_31_51"> </text:span><text:span text:style-name="_36_5">b</text:span><text:span text:style-name="_31_05">e</text:span><text:span text:style-name="_31_51"> </text:span><text:span text:style-name="_33_6">f</text:span><text:span text:style-name="_31_43">o</text:span><text:span text:style-name="_31_88">u</text:span><text:span text:style-name="_35_7">n</text:span><text:span text:style-name="_31_41">d</text:span><text:span text:style-name="_31_51"> </text:span><text:span text:style-name="_35_7">b</text:span><text:span text:style-name="_39_8">y</text:span><text:span text:style-name="_31_51"> </text:span><text:span text:style-name="_35_6">e</text:span><text:span text:style-name="_31_46">x</text:span><text:span text:style-name="_32_19">a</text:span><text:span text:style-name="_35_0">m</text:span><text:span text:style-name="_39_6">i</text:span><text:span text:style-name="_32_16">n</text:span><text:span text:style-name="_37_4">i</text:span><text:span text:style-name="_31_13">n</text:span><text:span text:style-name="_32_07">g</text:span><text:span text:style-name="_31_"> </text:span><text:span text:style-name="_31_46">h</text:span><text:span text:style-name="_32_10">o</text:span><text:span text:style-name="_35_7">w</text:span><text:span text:style-name="_37_6"> </text:span><text:span text:style-name="_31_92">t</text:span><text:span text:style-name="_36_5">h</text:span><text:span text:style-name="_31_31">e</text:span><text:span text:style-name="_32_10">y</text:span><text:span text:style-name="_31_"> </text:span><text:span text:style-name="_31_40">a</text:span><text:span text:style-name="_32_24">r</text:span><text:span text:style-name="_32_7">e</text:span><text:span text:style-name="_37_6"> </text:span><text:span text:style-name="_32_15">c</text:span><text:span text:style-name="_37_1">o</text:span><text:span text:style-name="_31_44">m</text:span><text:span text:style-name="_32_16">m</text:span><text:span text:style-name="_37_2">o</text:span><text:span text:style-name="_31_01">n</text:span><text:span text:style-name="_31_70">l</text:span><text:span text:style-name="_35_7">y</text:span><text:span text:style-name="_37_6"> </text:span><text:span text:style-name="_32_00">u</text:span><text:span text:style-name="_32_3">s</text:span><text:span text:style-name="_31_04">e</text:span><text:span text:style-name="_31_74">d</text:span><text:span text:style-name="_31_"> </text:span><text:span text:style-name="_31_50">i</text:span><text:span text:style-name="_31_71">t</text:span><text:span text:style-name="_31_"> </text:span><text:span text:style-name="_31_43">i</text:span><text:span text:style-name="_31_95">s</text:span><text:span text:style-name="_31_"> </text:span><text:span text:style-name="_31_01">d</text:span><text:span text:style-name="_32_07">i</text:span><text:span text:style-name="_32_9">f</text:span><text:span text:style-name="_31_01">f</text:span><text:span text:style-name="_32_21">i</text:span><text:span text:style-name="_32_3">c</text:span><text:span text:style-name="_31_25">u</text:span><text:span text:style-name="_32_10">l</text:span><text:span text:style-name="_36_0">t</text:span><text:span text:style-name="_37_6"> </text:span><text:span text:style-name="_32_22">t</text:span><text:span text:style-name="_35_9">o</text:span><text:span text:style-name="_37_6"> </text:span><text:span text:style-name="_32_09">e</text:span><text:span text:style-name="_32_4">s</text:span><text:span text:style-name="_31_32">c</text:span><text:span text:style-name="_31_95">a</text:span><text:span text:style-name="_35_6">p</text:span><text:span text:style-name="_31_47">e</text:span><text:span text:style-name="_31_51"> </text:span><text:span text:style-name="_36_8">t</text:span><text:span text:style-name="_31_25">h</text:span><text:span text:style-name="_31_73">e</text:span><text:span text:style-name="_31_"> </text:span><text:span text:style-name="_39_8">c</text:span><text:span text:style-name="_31_77">o</text:span><text:span text:style-name="_32_4">n</text:span><text:span text:style-name="_31_10">c</text:span><text:span text:style-name="_32_24">l</text:span><text:span text:style-name="_35_4">u</text:span><text:span text:style-name="_39_8">s</text:span><text:span text:style-name="_31_70">i</text:span><text:span text:style-name="_36_9">o</text:span><text:span text:style-name="_31_41">n</text:span><text:span text:style-name="_31_51"> </text:span><text:span text:style-name="_37_4">t</text:span><text:span text:style-name="_31_11">h</text:span><text:span text:style-name="_31_88">a</text:span><text:span text:style-name="_36_9">t</text:span><text:span text:style-name="_37_6"> </text:span><text:span text:style-name="_31_92">t</text:span><text:span text:style-name="_37_2">h</text:span><text:span text:style-name="_31_47">e</text:span><text:span text:style-name="_31_51"> </text:span><text:span text:style-name="_33_5">m</text:span><text:span text:style-name="_31_10">e</text:span><text:span text:style-name="_32_21">a</text:span><text:span text:style-name="_34_5">n</text:span><text:span text:style-name="_31_49">i</text:span><text:span text:style-name="_32_18">n</text:span><text:span text:style-name="_32_1">g</text:span><text:span text:style-name="_37_6"> </text:span><text:span text:style-name="_31_80">a</text:span><text:span text:style-name="_32_0">n</text:span><text:span text:style-name="_31_32">d</text:span><text:span text:style-name="_31_51"> </text:span><text:span text:style-name="_37_2">t</text:span><text:span text:style-name="_31_25">h</text:span><text:span text:style-name="_31_91">e</text:span><text:span text:style-name="_31_"> </text:span><text:span text:style-name="_31_16">a</text:span><text:span text:style-name="_31_91">n</text:span><text:span text:style-name="_32_3">s</text:span><text:span text:style-name="_31_02">w</text:span><text:span text:style-name="_32_21">e</text:span><text:span text:style-name="_33_0">r</text:span><text:span text:style-name="_37_6"> </text:span><text:span text:style-name="_32_06">t</text:span><text:span text:style-name="_35_6">o</text:span><text:span text:style-name="_37_6"> </text:span><text:span text:style-name="_32_24">t</text:span><text:span text:style-name="_37_1">h</text:span><text:span text:style-name="_31_34">e</text:span><text:span text:style-name="_31_51"> </text:span><text:span text:style-name="_34_1">q</text:span><text:span text:style-name="_31_11">u</text:span><text:span text:style-name="_32_25">e</text:span><text:span text:style-name="_34_4">s</text:span><text:span text:style-name="_31_40">t</text:span><text:span text:style-name="_32_18">i</text:span><text:span text:style-name="_37_2">o</text:span><text:span text:style-name="_39_6">n</text:span><text:span text:style-name="_31_74">,</text:span><text:span text:style-name="_31_"> </text:span><text:span text:style-name="_31_29">"</text:span><text:span text:style-name="_31_74">C</text:span><text:span text:style-name="_36_8">a</text:span><text:span text:style-name="_31_25">n</text:span><text:span text:style-name="_31_51"> </text:span><text:span text:style-name="_37_5">m</text:span><text:span text:style-name="_31_20">a</text:span><text:span text:style-name="_31_71">c</text:span><text:span text:style-name="_32_7">h</text:span><text:span text:style-name="_31_25">i</text:span><text:span text:style-name="_31_88">n</text:span><text:span text:style-name="_35_1">e</text:span><text:span text:style-name="_31_46">s</text:span><text:span text:style-name="_31_51"> </text:span><text:span text:style-name="_36_8">t</text:span><text:span text:style-name="_31_44">h</text:span><text:span text:style-name="_32_25">i</text:span><text:span text:style-name="_37_5">n</text:span><text:span text:style-name="_31_04">k</text:span><text:span text:style-name="_31_76">?</text:span><text:span text:style-name="_36_8">"</text:span><text:span text:style-name="_37_6"> </text:span><text:span text:style-name="_32_00">i</text:span><text:span text:style-name="_32_3">s</text:span><text:span text:style-name="_37_6"> </text:span><text:span text:style-name="_32_03">t</text:span><text:span text:style-name="_33_5">o</text:span><text:span text:style-name="_37_6"> </text:span><text:span text:style-name="_32_18">b</text:span><text:span text:style-name="_33_8">e</text:span><text:span text:style-name="_37_6"> </text:span><text:span text:style-name="_31_94">s</text:span><text:span text:style-name="_36_5">o</text:span><text:span text:style-name="_31_40">u</text:span><text:span text:style-name="_32_00">g</text:span><text:span text:style-name="_36_6">h</text:span><text:span text:style-name="_31_11">t</text:span><text:span text:style-name="_31_51"> </text:span><text:span text:style-name="_34_2">i</text:span><text:span text:style-name="_31_25">n</text:span><text:span text:style-name="_31_51"> </text:span><text:span text:style-name="_34_2">a</text:span><text:span text:style-name="_37_6"> </text:span><text:span text:style-name="_31_89">s</text:span><text:span text:style-name="_37_1">t</text:span><text:span text:style-name="_31_49">a</text:span><text:span text:style-name="_32_10">t</text:span><text:span text:style-name="_32_1">i</text:span><text:span text:style-name="_31_29">s</text:span><text:span text:style-name="_32_06">t</text:span><text:span text:style-name="_33_6">i</text:span><text:span text:style-name="_31_10">c</text:span><text:span text:style-name="_32_19">a</text:span><text:span text:style-name="_33_8">l</text:span><text:span text:style-name="_37_6"> </text:span><text:span text:style-name="_31_85">s</text:span><text:span text:style-name="_33_0">u</text:span><text:span text:style-name="_31_25">r</text:span><text:span text:style-name="_31_79">v</text:span><text:span text:style-name="_36_5">e</text:span><text:span text:style-name="_31_29">y</text:span><text:span text:style-name="_31_51"> </text:span><text:span text:style-name="_34_2">s</text:span><text:span text:style-name="_31_17">u</text:span><text:span text:style-name="_31_86">c</text:span><text:span text:style-name="_35_0">h</text:span><text:span text:style-name="_37_6"> </text:span><text:span text:style-name="_32_06">a</text:span><text:span text:style-name="_33_5">s</text:span><text:span text:style-name="_37_6"> </text:span><text:span text:style-name="_31_73">a</text:span><text:span text:style-name="_31_"> </text:span><text:span text:style-name="_31_10">G</text:span><text:span text:style-name="_32_19">a</text:span><text:span text:style-name="_36_6">l</text:span><text:span text:style-name="_31_17">l</text:span><text:span text:style-name="_32_07">u</text:span><text:span text:style-name="_37_2">p</text:span><text:span text:style-name="_37_6"> </text:span><text:span text:style-name="_32_25">p</text:span><text:span text:style-name="_32_4">o</text:span><text:span text:style-name="_31_19">l</text:span><text:span text:style-name="_31_91">l</text:span><text:span text:style-name="_33_5">.</text:span><text:span text:style-name="_37_6"> </text:span><text:span text:style-name="_31_76">B</text:span><text:span text:style-name="_35_3">u</text:span><text:span text:style-name="_31_32">t</text:span><text:span text:style-name="_31_51"> </text:span><text:span text:style-name="_32_9">t</text:span><text:span text:style-name="_31_44">h</text:span><text:span text:style-name="_31_77">i</text:span><text:span text:style-name="_32_9">s</text:span><text:span text:style-name="_37_6"> </text:span><text:span text:style-name="_31_89">i</text:span><text:span text:style-name="_36_8">s</text:span><text:span text:style-name="_37_6"> </text:span><text:span text:style-name="_31_74">a</text:span><text:span text:style-name="_32_1">b</text:span><text:span text:style-name="_39_6">s</text:span><text:span text:style-name="_32_18">u</text:span><text:span text:style-name="_32_4">r</text:span><text:span text:style-name="_31_14">d</text:span><text:span text:style-name="_32_19">.</text:span><text:span text:style-name="_31_"> </text:span><text:span text:style-name="_31_49">I</text:span><text:span text:style-name="_32_15">n</text:span><text:span text:style-name="_32_4">s</text:span><text:span text:style-name="_31_26">t</text:span><text:span text:style-name="_31_85">e</text:span><text:span text:style-name="_36_5">a</text:span><text:span text:style-name="_31_31">d</text:span><text:span text:style-name="_31_51"> </text:span><text:span text:style-name="_36_6">o</text:span><text:span text:style-name="_31_05">f</text:span><text:span text:style-name="_31_51"> </text:span><text:span text:style-name="_36_8">a</text:span><text:span text:style-name="_31_31">t</text:span><text:span text:style-name="_32_06">t</text:span><text:span text:style-name="_33_6">e</text:span><text:span text:style-name="_31_44">m</text:span><text:span text:style-name="_32_07">p</text:span><text:span text:style-name="_32_4">t</text:span><text:span text:style-name="_31_35">i</text:span><text:span text:style-name="_32_16">n</text:span><text:span text:style-name="_37_5">g</text:span><text:span text:style-name="_37_6"> </text:span><text:span text:style-name="_32_19">s</text:span><text:span text:style-name="_33_6">u</text:span><text:span text:style-name="_31_35">c</text:span><text:span text:style-name="_31_92">h</text:span><text:span text:style-name="_31_"> </text:span><text:span text:style-name="_31_34">a</text:span><text:span text:style-name="_31_51"> </text:span><text:span text:style-name="_37_2">d</text:span><text:span text:style-name="_39_9">e</text:span><text:span text:style-name="_31_70">f</text:span><text:span text:style-name="_32_7">i</text:span><text:span text:style-name="_31_31">n</text:span><text:span text:style-name="_31_70">i</text:span><text:span text:style-name="_37_2">t</text:span><text:span text:style-name="_31_40">i</text:span><text:span text:style-name="_31_80">o</text:span><text:span text:style-name="_36_6">n</text:span><text:span text:style-name="_37_6"> </text:span><text:span text:style-name="_32_10">I</text:span><text:span text:style-name="_31_"> </text:span><text:span text:style-name="_31_28">s</text:span><text:span text:style-name="_32_03">h</text:span><text:span text:style-name="_36_6">a</text:span><text:span text:style-name="_39_6">l</text:span><text:span text:style-name="_32_09">l</text:span><text:span text:style-name="_31_"> </text:span><text:span text:style-name="_31_01">r</text:span><text:span text:style-name="_31_76">e</text:span><text:span text:style-name="_35_4">p</text:span><text:span text:style-name="_31_25">l</text:span><text:span text:style-name="_31_92">a</text:span><text:span text:style-name="_33_5">c</text:span><text:span text:style-name="_31_50">e</text:span><text:span text:style-name="_31_51"> </text:span><text:span text:style-name="_37_4">t</text:span><text:span text:style-name="_31_29">h</text:span><text:span text:style-name="_32_10">e</text:span><text:span text:style-name="_31_"> </text:span><text:span text:style-name="_31_28">q</text:span><text:span text:style-name="_31_73">u</text:span><text:span text:style-name="_33_6">e</text:span><text:span text:style-name="_31_46">s</text:span><text:span text:style-name="_31_73">t</text:span><text:span text:style-name="_35_7">i</text:span><text:span text:style-name="_39_9">o</text:span><text:span text:style-name="_32_06">n</text:span><text:span text:style-name="_31_"> </text:span><text:span text:style-name="_31_35">b</text:span><text:span text:style-name="_31_89">y</text:span><text:span text:style-name="_31_"> </text:span><text:span text:style-name="_31_41">a</text:span><text:span text:style-name="_31_74">n</text:span><text:span text:style-name="_37_4">o</text:span><text:span text:style-name="_31_01">t</text:span><text:span text:style-name="_31_76">h</text:span><text:span text:style-name="_33_8">e</text:span><text:span text:style-name="_31_28">r</text:span><text:span text:style-name="_31_92">,</text:span><text:span text:style-name="_31_"> </text:span><text:span text:style-name="_31_43">w</text:span><text:span text:style-name="_31_85">h</text:span><text:span text:style-name="_32_4">i</text:span><text:span text:style-name="_31_25">c</text:span><text:span text:style-name="_31_71">h</text:span><text:span text:style-name="_31_"> </text:span><text:span text:style-name="_31_46">i</text:span><text:span text:style-name="_32_03">s</text:span><text:span text:style-name="_31_"> </text:span><text:span text:style-name="_31_35">c</text:span><text:span text:style-name="_31_92">l</text:span><text:span text:style-name="_36_9">o</text:span><text:span text:style-name="_31_14">s</text:span><text:span text:style-name="_31_94">e</text:span><text:span text:style-name="_36_5">l</text:span><text:span text:style-name="_39_6">y</text:span><text:span text:style-name="_31_51"> </text:span><text:span text:style-name="_35_1">r</text:span><text:span text:style-name="_31_49">e</text:span><text:span text:style-name="_32_24">l</text:span><text:span text:style-name="_32_6">a</text:span><text:span text:style-name="_39_5">t</text:span><text:span text:style-name="_31_71">e</text:span><text:span text:style-name="_36_8">d</text:span><text:span text:style-name="_37_6"> </text:span><text:span text:style-name="_32_21">t</text:span><text:span text:style-name="_35_0">o</text:span><text:span text:style-name="_37_6"> </text:span><text:span text:style-name="_32_06">i</text:span><text:span text:style-name="_32_4">t</text:span><text:span text:style-name="_37_6"> </text:span><text:span text:style-name="_32_15">a</text:span><text:span text:style-name="_37_4">n</text:span><text:span text:style-name="_31_50">d</text:span><text:span text:style-name="_31_51"> </text:span><text:span text:style-name="_35_6">i</text:span><text:span text:style-name="_31_49">s</text:span><text:span text:style-name="_31_51"> </text:span><text:span text:style-name="_33_5">e</text:span><text:span text:style-name="_31_40">x</text:span><text:span text:style-name="_32_21">p</text:span><text:span text:style-name="_35_1">r</text:span><text:span text:style-name="_31_26">e</text:span><text:span text:style-name="_32_16">s</text:span><text:span text:style-name="_33_0">s</text:span><text:span text:style-name="_31_43">e</text:span><text:span text:style-name="_31_71">d</text:span><text:span text:style-name="_31_"> </text:span><text:span text:style-name="_39_9">i</text:span><text:span text:style-name="_32_16">n</text:span><text:span text:style-name="_31_"> </text:span><text:span text:style-name="_31_35">r</text:span><text:span text:style-name="_31_71">e</text:span><text:span text:style-name="_35_1">l</text:span><text:span text:style-name="_31_47">a</text:span><text:span text:style-name="_31_70">t</text:span><text:span text:style-name="_32_1">i</text:span><text:span text:style-name="_31_35">v</text:span><text:span text:style-name="_31_86">e</text:span><text:span text:style-name="_32_0">l</text:span><text:span text:style-name="_31_13">y</text:span><text:span text:style-name="_31_51"> </text:span><text:span text:style-name="_32_0">u</text:span><text:span text:style-name="_31_04">n</text:span><text:span text:style-name="_31_77">a</text:span><text:span text:style-name="_36_6">m</text:span><text:span text:style-name="_31_02">b</text:span><text:span text:style-name="_31_76">i</text:span><text:span text:style-name="_34_1">g</text:span><text:span text:style-name="_31_26">u</text:span><text:span text:style-name="_31_71">o</text:span><text:span text:style-name="_33_9">u</text:span><text:span text:style-name="_39_9">s</text:span><text:span text:style-name="_31_51"> </text:span><text:span text:style-name="_35_1">w</text:span><text:span text:style-name="_31_16">o</text:span><text:span text:style-name="_31_79">r</text:span><text:span text:style-name="_34_2">d</text:span><text:span text:style-name="_31_50">s</text:span><text:span text:style-name="_31_85">.</text:span></text:p>
      <text:p text:style-name="P1"><text:span text:style-name="_37_5">T</text:span><text:span text:style-name="_31_35">h</text:span><text:span text:style-name="_31_92">e</text:span><text:span text:style-name="_31_"> </text:span><text:span text:style-name="_31_14">n</text:span><text:span text:style-name="_32_07">e</text:span><text:span text:style-name="_35_7">w</text:span><text:span text:style-name="_37_6"> </text:span><text:span text:style-name="_31_70">f</text:span><text:span text:style-name="_33_5">o</text:span><text:span text:style-name="_31_28">r</text:span><text:span text:style-name="_32_04">m</text:span><text:span text:style-name="_31_"> </text:span><text:span text:style-name="_39_8">o</text:span><text:span text:style-name="_32_19">f</text:span><text:span text:style-name="_31_"> </text:span><text:span text:style-name="_31_41">t</text:span><text:span text:style-name="_31_74">h</text:span><text:span text:style-name="_34_1">e</text:span><text:span text:style-name="_37_6"> </text:span><text:span text:style-name="_32_07">p</text:span><text:span text:style-name="_32_7">r</text:span><text:span text:style-name="_31_10">o</text:span><text:span text:style-name="_32_10">b</text:span><text:span text:style-name="_32_9">l</text:span><text:span text:style-name="_31_31">e</text:span><text:span text:style-name="_32_04">m</text:span><text:span text:style-name="_31_"> </text:span><text:span text:style-name="_31_34">c</text:span><text:span text:style-name="_31_77">a</text:span><text:span text:style-name="_36_9">n</text:span><text:span text:style-name="_37_6"> </text:span><text:span text:style-name="_31_79">b</text:span><text:span text:style-name="_35_7">e</text:span><text:span text:style-name="_37_6"> </text:span><text:span text:style-name="_31_74">d</text:span><text:span text:style-name="_32_4">e</text:span><text:span text:style-name="_31_34">s</text:span><text:span text:style-name="_31_77">c</text:span><text:span text:style-name="_35_1">r</text:span><text:span text:style-name="_31_28">i</text:span><text:span text:style-name="_31_70">b</text:span><text:span text:style-name="_35_3">e</text:span><text:span text:style-name="_31_35">d</text:span><text:span text:style-name="_31_51"> </text:span><text:span text:style-name="_37_5">i</text:span><text:span text:style-name="_31_14">n</text:span><text:span text:style-name="_31_51"> </text:span><text:span text:style-name="_34_4">t</text:span><text:span text:style-name="_31_34">e</text:span><text:span text:style-name="_31_85">r</text:span><text:span text:style-name="_37_2">m</text:span><text:span text:style-name="_39_6">s</text:span><text:span text:style-name="_31_51"> </text:span><text:span text:style-name="_37_5">o</text:span><text:span text:style-name="_31_40">f</text:span><text:span text:style-name="_31_51"> </text:span><text:span text:style-name="_35_6">a</text:span><text:span text:style-name="_37_6"> </text:span><text:span text:style-name="_31_89">g</text:span><text:span text:style-name="_33_8">a</text:span><text:span text:style-name="_31_35">m</text:span><text:span text:style-name="_31_88">e</text:span><text:span text:style-name="_31_"> </text:span><text:span text:style-name="_31_32">w</text:span><text:span text:style-name="_31_73">h</text:span><text:span text:style-name="_36_6">i</text:span><text:span text:style-name="_31_34">c</text:span><text:span text:style-name="_32_24">h</text:span><text:span text:style-name="_31_"> </text:span><text:span text:style-name="_31_19">w</text:span><text:span text:style-name="_32_07">e</text:span><text:span text:style-name="_31_"> </text:span><text:span text:style-name="_31_17">c</text:span><text:span text:style-name="_31_73">a</text:span><text:span text:style-name="_34_4">l</text:span><text:span text:style-name="_31_34">l</text:span><text:span text:style-name="_31_51"> </text:span><text:span text:style-name="_33_9">t</text:span><text:span text:style-name="_39_6">h</text:span><text:span text:style-name="_32_21">e</text:span><text:span text:style-name="_31_"> </text:span><text:span text:style-name="_31_34">'</text:span><text:span text:style-name="_32_06">i</text:span><text:span text:style-name="_37_4">m</text:span><text:span text:style-name="_31_46">i</text:span><text:span text:style-name="_32_25">t</text:span><text:span text:style-name="_37_1">a</text:span><text:span text:style-name="_31_31">t</text:span><text:span text:style-name="_32_15">i</text:span><text:span text:style-name="_33_8">o</text:span><text:span text:style-name="_31_10">n</text:span><text:span text:style-name="_31_51"> </text:span><text:span text:style-name="_37_2">g</text:span><text:span text:style-name="_31_40">a</text:span><text:span text:style-name="_32_03">m</text:span><text:span text:style-name="_36_5">e</text:span><text:span text:style-name="_31_46">.</text:span><text:span text:style-name="_31_73">"</text:span><text:span text:style-name="_31_"> </text:span><text:span text:style-name="_31_49">I</text:span><text:span text:style-name="_32_01">t</text:span><text:span text:style-name="_31_"> </text:span><text:span text:style-name="_31_14">i</text:span><text:span text:style-name="_32_03">s</text:span><text:span text:style-name="_31_"> </text:span><text:span text:style-name="_31_43">p</text:span><text:span text:style-name="_32_21">l</text:span><text:span text:style-name="_34_2">a</text:span><text:span text:style-name="_31_47">y</text:span><text:span text:style-name="_32_00">e</text:span><text:span text:style-name="_35_6">d</text:span><text:span text:style-name="_37_6"> </text:span><text:span text:style-name="_32_09">w</text:span><text:span text:style-name="_34_4">i</text:span><text:span text:style-name="_31_31">t</text:span><text:span text:style-name="_31_73">h</text:span><text:span text:style-name="_31_"> </text:span><text:span text:style-name="_31_11">t</text:span><text:span text:style-name="_31_74">h</text:span><text:span text:style-name="_35_9">r</text:span><text:span text:style-name="_31_16">e</text:span><text:span text:style-name="_32_19">e</text:span><text:span text:style-name="_31_"> </text:span><text:span text:style-name="_31_31">p</text:span><text:span text:style-name="_32_06">e</text:span><text:span text:style-name="_35_6">o</text:span><text:span text:style-name="_31_31">p</text:span><text:span text:style-name="_31_91">l</text:span><text:span text:style-name="_34_1">e</text:span><text:span text:style-name="_31_25">,</text:span><text:span text:style-name="_31_51"> </text:span><text:span text:style-name="_35_1">a</text:span><text:span text:style-name="_37_6"> </text:span><text:span text:style-name="_32_18">m</text:span><text:span text:style-name="_35_1">a</text:span><text:span text:style-name="_31_04">n</text:span><text:span text:style-name="_31_51"> </text:span><text:span text:style-name="_32_9">(</text:span><text:span text:style-name="_31_32">A</text:span><text:span text:style-name="_31_71">)</text:span><text:span text:style-name="_34_1">,</text:span><text:span text:style-name="_37_6"> </text:span><text:span text:style-name="_31_76">a</text:span><text:span text:style-name="_31_"> </text:span><text:span text:style-name="_31_44">w</text:span><text:span text:style-name="_31_86">o</text:span><text:span text:style-name="_34_1">m</text:span><text:span text:style-name="_31_40">a</text:span><text:span text:style-name="_31_74">n</text:span><text:span text:style-name="_31_"> </text:span><text:span text:style-name="_31_10">(</text:span><text:span text:style-name="_31_86">B</text:span><text:span text:style-name="_35_7">)</text:span><text:span text:style-name="_31_41">,</text:span><text:span text:style-name="_31_51"> </text:span><text:span text:style-name="_33_9">a</text:span><text:span text:style-name="_31_41">n</text:span><text:span text:style-name="_32_22">d</text:span><text:span text:style-name="_31_"> </text:span><text:span text:style-name="_31_34">a</text:span><text:span text:style-name="_32_09">n</text:span><text:span text:style-name="_31_"> </text:span><text:span text:style-name="_31_02">i</text:span><text:span text:style-name="_32_21">n</text:span><text:span text:style-name="_35_0">t</text:span><text:span text:style-name="_31_35">e</text:span><text:span text:style-name="_31_91">r</text:span><text:span text:style-name="_32_1">r</text:span><text:span text:style-name="_31_05">o</text:span><text:span text:style-name="_32_00">g</text:span><text:span text:style-name="_35_1">a</text:span><text:span text:style-name="_31_14">t</text:span><text:span text:style-name="_31_71">o</text:span><text:span text:style-name="_37_5">r</text:span><text:span text:style-name="_37_6"> </text:span><text:span text:style-name="_32_07">(</text:span><text:span text:style-name="_34_1">C</text:span><text:span text:style-name="_31_31">)</text:span><text:span text:style-name="_31_51"> </text:span><text:span text:style-name="_36_5">w</text:span><text:span text:style-name="_31_17">h</text:span><text:span text:style-name="_32_03">o</text:span><text:span text:style-name="_31_"> </text:span><text:span text:style-name="_31_19">m</text:span><text:span text:style-name="_32_22">a</text:span><text:span text:style-name="_36_8">y</text:span><text:span text:style-name="_37_6"> </text:span><text:span text:style-name="_31_91">b</text:span><text:span text:style-name="_35_3">e</text:span><text:span text:style-name="_37_6"> </text:span><text:span text:style-name="_31_94">o</text:span><text:span text:style-name="_33_6">f</text:span><text:span text:style-name="_37_6"> </text:span><text:span text:style-name="_32_01">e</text:span><text:span text:style-name="_35_7">i</text:span><text:span text:style-name="_39_5">t</text:span><text:span text:style-name="_32_00">h</text:span><text:span text:style-name="_37_4">e</text:span><text:span text:style-name="_31_34">r</text:span><text:span text:style-name="_31_51"> </text:span><text:span text:style-name="_32_9">s</text:span><text:span text:style-name="_31_17">e</text:span><text:span text:style-name="_31_89">x</text:span><text:span text:style-name="_33_9">.</text:span><text:span text:style-name="_37_6"> </text:span><text:span text:style-name="_32_19">T</text:span><text:span text:style-name="_34_5">h</text:span><text:span text:style-name="_31_01">e</text:span><text:span text:style-name="_31_51"> </text:span><text:span text:style-name="_35_9">i</text:span><text:span text:style-name="_31_41">n</text:span><text:span text:style-name="_32_18">t</text:span><text:span text:style-name="_33_6">e</text:span><text:span text:style-name="_31_40">r</text:span><text:span text:style-name="_32_22">r</text:span><text:span text:style-name="_36_5">o</text:span><text:span text:style-name="_31_10">g</text:span><text:span text:style-name="_32_24">a</text:span><text:span text:style-name="_36_6">t</text:span><text:span text:style-name="_31_02">o</text:span><text:span text:style-name="_31_92">r</text:span><text:span text:style-name="_31_"> </text:span><text:span text:style-name="_31_02">s</text:span><text:span text:style-name="_31_86">t</text:span><text:span text:style-name="_33_5">a</text:span><text:span text:style-name="_31_29">y</text:span><text:span text:style-name="_32_24">s</text:span><text:span text:style-name="_31_"> </text:span><text:span text:style-name="_31_05">i</text:span><text:span text:style-name="_32_03">n</text:span><text:span text:style-name="_31_"> </text:span><text:span text:style-name="_31_32">a</text:span><text:span text:style-name="_31_51"> </text:span><text:span text:style-name="_33_9">r</text:span><text:span text:style-name="_31_01">o</text:span><text:span text:style-name="_32_07">o</text:span><text:span text:style-name="_36_6">m</text:span><text:span text:style-name="_37_6"> </text:span><text:span text:style-name="_32_24">a</text:span><text:span text:style-name="_32_4">p</text:span><text:span text:style-name="_31_10">a</text:span><text:span text:style-name="_31_85">r</text:span><text:span text:style-name="_36_6">t</text:span><text:span text:style-name="_37_6"> </text:span><text:span text:style-name="_32_07">f</text:span><text:span text:style-name="_35_3">r</text:span><text:span text:style-name="_31_50">o</text:span><text:span text:style-name="_32_21">n</text:span><text:span text:style-name="_37_4">t</text:span><text:span text:style-name="_37_6"> </text:span><text:span text:style-name="_32_19">t</text:span><text:span text:style-name="_35_6">h</text:span><text:span text:style-name="_31_32">e</text:span><text:span text:style-name="_31_51"> </text:span><text:span text:style-name="_36_8">o</text:span><text:span text:style-name="_31_50">t</text:span><text:span text:style-name="_31_70">h</text:span><text:span text:style-name="_37_4">e</text:span><text:span text:style-name="_31_34">r</text:span><text:span text:style-name="_31_51"> </text:span><text:span text:style-name="_35_4">t</text:span><text:span text:style-name="_39_6">w</text:span><text:span text:style-name="_32_10">o</text:span><text:span text:style-name="_32_6">.</text:span><text:span text:style-name="_37_6"> </text:span><text:span text:style-name="_32_25">T</text:span><text:span text:style-name="_36_5">h</text:span><text:span text:style-name="_31_16">e</text:span><text:span text:style-name="_31_51"> </text:span><text:span text:style-name="_32_0">o</text:span><text:span text:style-name="_31_05">b</text:span><text:span text:style-name="_32_07">j</text:span><text:span text:style-name="_37_1">e</text:span><text:span text:style-name="_31_04">c</text:span><text:span text:style-name="_32_09">t</text:span><text:span text:style-name="_31_"> </text:span><text:span text:style-name="_31_01">o</text:span><text:span text:style-name="_32_06">f</text:span><text:span text:style-name="_31_"> </text:span><text:span text:style-name="_31_41">t</text:span><text:span text:style-name="_31_92">h</text:span><text:span text:style-name="_33_5">e</text:span><text:span text:style-name="_37_6"> </text:span><text:span text:style-name="_32_04">g</text:span><text:span text:style-name="_36_9">a</text:span><text:span text:style-name="_31_29">m</text:span><text:span text:style-name="_32_22">e</text:span><text:span text:style-name="_31_"> </text:span><text:span text:style-name="_39_9">f</text:span><text:span text:style-name="_31_91">o</text:span><text:span text:style-name="_35_4">r</text:span><text:span text:style-name="_37_6"> </text:span><text:span text:style-name="_31_79">t</text:span><text:span text:style-name="_36_9">h</text:span><text:span text:style-name="_31_49">e</text:span><text:span text:style-name="_31_51"> </text:span><text:span text:style-name="_36_8">i</text:span><text:span text:style-name="_31_46">n</text:span><text:span text:style-name="_31_88">t</text:span><text:span text:style-name="_35_7">e</text:span><text:span text:style-name="_39_8">r</text:span><text:span text:style-name="_32_06">r</text:span><text:span text:style-name="_36_9">o</text:span><text:span text:style-name="_39_5">g</text:span><text:span text:style-name="_31_70">a</text:span><text:span text:style-name="_32_7">t</text:span><text:span text:style-name="_31_31">o</text:span><text:span text:style-name="_32_09">r</text:span><text:span text:style-name="_31_"> </text:span><text:span text:style-name="_31_28">i</text:span><text:span text:style-name="_32_09">s</text:span><text:span text:style-name="_31_"> </text:span><text:span text:style-name="_31_43">t</text:span><text:span text:style-name="_31_94">o</text:span><text:span text:style-name="_31_"> </text:span><text:span text:style-name="_31_17">d</text:span><text:span text:style-name="_31_79">e</text:span><text:span text:style-name="_36_0">t</text:span><text:span text:style-name="_31_26">e</text:span><text:span text:style-name="_32_04">r</text:span><text:span text:style-name="_32_7">m</text:span><text:span text:style-name="_31_49">i</text:span><text:span text:style-name="_32_10">n</text:span><text:span text:style-name="_36_8">e</text:span><text:span text:style-name="_37_6"> </text:span><text:span text:style-name="_32_22">w</text:span><text:span text:style-name="_33_9">h</text:span><text:span text:style-name="_31_20">i</text:span><text:span text:style-name="_31_86">c</text:span><text:span text:style-name="_37_2">h</text:span><text:span text:style-name="_37_6"> </text:span><text:span text:style-name="_32_18">o</text:span><text:span text:style-name="_33_6">f</text:span><text:span text:style-name="_37_6"> </text:span><text:span text:style-name="_31_70">t</text:span><text:span text:style-name="_34_2">h</text:span><text:span text:style-name="_31_01">e</text:span><text:span text:style-name="_31_51"> </text:span><text:span text:style-name="_32_4">o</text:span><text:span text:style-name="_31_32">t</text:span><text:span text:style-name="_32_00">h</text:span><text:span text:style-name="_37_2">e</text:span><text:span text:style-name="_39_8">r</text:span><text:span text:style-name="_31_51"> </text:span><text:span text:style-name="_37_5">t</text:span><text:span text:style-name="_31_47">w</text:span><text:span text:style-name="_31_88">o</text:span><text:span text:style-name="_31_"> </text:span><text:span text:style-name="_31_16">i</text:span><text:span text:style-name="_32_04">s</text:span><text:span text:style-name="_31_"> </text:span><text:span text:style-name="_31_11">t</text:span><text:span text:style-name="_31_94">h</text:span><text:span text:style-name="_33_8">e</text:span><text:span text:style-name="_37_6"> </text:span><text:span text:style-name="_31_80">m</text:span><text:span text:style-name="_32_4">a</text:span><text:span text:style-name="_31_02">n</text:span><text:span text:style-name="_31_51"> </text:span><text:span text:style-name="_32_0">a</text:span><text:span text:style-name="_31_35">n</text:span><text:span text:style-name="_31_91">d</text:span><text:span text:style-name="_31_"> </text:span><text:span text:style-name="_31_43">w</text:span><text:span text:style-name="_32_24">h</text:span><text:span text:style-name="_35_3">i</text:span><text:span text:style-name="_31_49">c</text:span><text:span text:style-name="_31_94">h</text:span><text:span text:style-name="_31_"> </text:span><text:span text:style-name="_31_20">i</text:span><text:span text:style-name="_31_86">s</text:span><text:span text:style-name="_31_"> </text:span><text:span text:style-name="_31_32">t</text:span><text:span text:style-name="_31_70">h</text:span><text:span text:style-name="_32_0">e</text:span><text:span text:style-name="_37_6"> </text:span><text:span text:style-name="_31_71">w</text:span><text:span text:style-name="_36_0">o</text:span><text:span text:style-name="_31_34">m</text:span><text:span text:style-name="_32_01">a</text:span><text:span text:style-name="_33_5">n</text:span><text:span text:style-name="_31_13">.</text:span><text:span text:style-name="_31_51"> </text:span><text:span text:style-name="_35_0">H</text:span><text:span text:style-name="_31_20">e</text:span><text:span text:style-name="_31_51"> </text:span><text:span text:style-name="_35_0">k</text:span><text:span text:style-name="_31_26">n</text:span><text:span text:style-name="_32_24">o</text:span><text:span text:style-name="_34_2">w</text:span><text:span text:style-name="_31_29">s</text:span><text:span text:style-name="_31_51"> </text:span><text:span text:style-name="_33_0">t</text:span><text:span text:style-name="_31_40">h</text:span><text:span text:style-name="_32_10">e</text:span><text:span text:style-name="_32_9">m</text:span><text:span text:style-name="_37_6"> </text:span><text:span text:style-name="_31_73">b</text:span><text:span text:style-name="_33_6">y</text:span><text:span text:style-name="_37_6"> </text:span><text:span text:style-name="_31_92">l</text:span><text:span text:style-name="_37_2">a</text:span><text:span text:style-name="_39_8">b</text:span><text:span text:style-name="_32_09">e</text:span><text:span text:style-name="_36_9">l</text:span><text:span text:style-name="_31_44">s</text:span><text:span text:style-name="_31_51"> </text:span><text:span text:style-name="_34_4">X</text:span><text:span text:style-name="_37_6"> </text:span><text:span text:style-name="_32_21">a</text:span><text:span text:style-name="_33_5">n</text:span><text:span text:style-name="_31_05">d</text:span><text:span text:style-name="_31_51"> </text:span><text:span text:style-name="_35_6">Y</text:span><text:span text:style-name="_31_43">,</text:span><text:span text:style-name="_31_51"> </text:span><text:span text:style-name="_32_0">a</text:span><text:span text:style-name="_39_6">n</text:span><text:span text:style-name="_31_77">d</text:span><text:span text:style-name="_31_"> </text:span><text:span text:style-name="_31_43">a</text:span><text:span text:style-name="_31_91">t</text:span><text:span text:style-name="_31_"> </text:span><text:span text:style-name="_31_25">t</text:span><text:span text:style-name="_32_25">h</text:span><text:span text:style-name="_34_4">e</text:span><text:span text:style-name="_37_6"> </text:span><text:span text:style-name="_32_16">e</text:span><text:span text:style-name="_35_3">n</text:span><text:span text:style-name="_31_05">d</text:span><text:span text:style-name="_31_51"> </text:span><text:span text:style-name="_36_0">o</text:span><text:span text:style-name="_31_44">f</text:span><text:span text:style-name="_31_51"> </text:span><text:span text:style-name="_36_5">t</text:span><text:span text:style-name="_31_16">h</text:span><text:span text:style-name="_32_10">e</text:span><text:span text:style-name="_31_"> </text:span><text:span text:style-name="_31_46">g</text:span><text:span text:style-name="_32_03">a</text:span><text:span text:style-name="_35_6">m</text:span><text:span text:style-name="_31_14">e</text:span><text:span text:style-name="_31_51"> </text:span><text:span text:style-name="_37_1">h</text:span><text:span text:style-name="_31_50">e</text:span><text:span text:style-name="_31_51"> </text:span><text:span text:style-name="_33_0">s</text:span><text:span text:style-name="_39_9">a</text:span><text:span text:style-name="_31_91">y</text:span><text:span text:style-name="_34_2">s</text:span><text:span text:style-name="_37_6"> </text:span><text:span text:style-name="_32_15">e</text:span><text:span text:style-name="_37_4">i</text:span><text:span text:style-name="_31_32">t</text:span><text:span text:style-name="_31_86">h</text:span><text:span text:style-name="_35_3">e</text:span><text:span text:style-name="_31_19">r</text:span><text:span text:style-name="_31_51"> </text:span><text:span text:style-name="_32_4">"</text:span><text:span text:style-name="_31_29">X</text:span><text:span text:style-name="_31_51"> </text:span><text:span text:style-name="_32_0">i</text:span><text:span text:style-name="_31_43">s</text:span><text:span text:style-name="_31_51"> </text:span><text:span text:style-name="_33_8">A</text:span><text:span text:style-name="_37_6"> </text:span><text:span text:style-name="_31_76">a</text:span><text:span text:style-name="_35_3">n</text:span><text:span text:style-name="_31_13">d</text:span><text:span text:style-name="_31_51"> </text:span><text:span text:style-name="_32_4">Y</text:span><text:span text:style-name="_37_6"> </text:span><text:span text:style-name="_32_09">i</text:span><text:span text:style-name="_35_1">s</text:span><text:span text:style-name="_37_6"> </text:span><text:span text:style-name="_32_01">B</text:span><text:span text:style-name="_32_9">"</text:span><text:span text:style-name="_37_6"> </text:span><text:span text:style-name="_32_01">o</text:span><text:span text:style-name="_35_7">r</text:span><text:span text:style-name="_37_6"> </text:span><text:span text:style-name="_31_91">"</text:span><text:span text:style-name="_36_6">X</text:span><text:span text:style-name="_37_6"> </text:span><text:span text:style-name="_32_22">i</text:span><text:span text:style-name="_35_1">s</text:span><text:span text:style-name="_37_6"> </text:span><text:span text:style-name="_31_86">B</text:span><text:span text:style-name="_31_"> </text:span><text:span text:style-name="_31_29">a</text:span><text:span text:style-name="_31_92">n</text:span><text:span text:style-name="_33_8">d</text:span><text:span text:style-name="_37_6"> </text:span><text:span text:style-name="_32_22">Y</text:span><text:span text:style-name="_31_"> </text:span><text:span text:style-name="_31_01">i</text:span><text:span text:style-name="_31_80">s</text:span><text:span text:style-name="_31_"> </text:span><text:span text:style-name="_39_5">A</text:span><text:span text:style-name="_32_00">.</text:span><text:span text:style-name="_35_6">"</text:span><text:span text:style-name="_37_6"> </text:span><text:span text:style-name="_32_25">T</text:span><text:span text:style-name="_36_5">h</text:span><text:span text:style-name="_31_49">e</text:span><text:span text:style-name="_31_51"> </text:span><text:span text:style-name="_32_9">i</text:span><text:span text:style-name="_31_02">n</text:span><text:span text:style-name="_32_18">t</text:span><text:span text:style-name="_33_9">e</text:span><text:span text:style-name="_31_25">r</text:span><text:span text:style-name="_32_22">r</text:span><text:span text:style-name="_36_0">o</text:span><text:span text:style-name="_31_16">g</text:span><text:span text:style-name="_32_06">a</text:span><text:span text:style-name="_37_4">t</text:span><text:span text:style-name="_31_05">o</text:span><text:span text:style-name="_31_95">r</text:span><text:span text:style-name="_31_"> </text:span><text:span text:style-name="_31_32">i</text:span><text:span text:style-name="_31_86">s</text:span><text:span text:style-name="_31_"> </text:span><text:span text:style-name="_31_16">a</text:span><text:span text:style-name="_31_73">l</text:span><text:span text:style-name="_33_6">l</text:span><text:span text:style-name="_39_6">o</text:span><text:span text:style-name="_32_24">w</text:span><text:span text:style-name="_36_9">e</text:span><text:span text:style-name="_31_19">d</text:span><text:span text:style-name="_31_51"> </text:span><text:span text:style-name="_32_9">t</text:span><text:span text:style-name="_31_31">o</text:span><text:span text:style-name="_31_51"> </text:span><text:span text:style-name="_35_0">p</text:span><text:span text:style-name="_39_9">u</text:span><text:span text:style-name="_31_70">t</text:span><text:span text:style-name="_31_"> </text:span><text:span text:style-name="_31_26">q</text:span><text:span text:style-name="_32_01">u</text:span><text:span text:style-name="_34_2">e</text:span><text:span text:style-name="_31_11">s</text:span><text:span text:style-name="_31_92">t</text:span><text:span text:style-name="_36_9">i</text:span><text:span text:style-name="_31_46">o</text:span><text:span text:style-name="_31_94">n</text:span><text:span text:style-name="_32_0">s</text:span><text:span text:style-name="_37_6"> </text:span><text:span text:style-name="_32_09">t</text:span><text:span text:style-name="_37_4">o</text:span><text:span text:style-name="_37_6"> </text:span><text:span text:style-name="_32_06">A</text:span><text:span text:style-name="_31_"> </text:span><text:span text:style-name="_31_04">a</text:span><text:span text:style-name="_31_74">n</text:span><text:span text:style-name="_32_1">d</text:span><text:span text:style-name="_37_6"> </text:span><text:span text:style-name="_32_19">B</text:span><text:span text:style-name="_31_"> </text:span><text:span text:style-name="_31_31">t</text:span><text:span text:style-name="_31_80">h</text:span><text:span text:style-name="_32_6">u</text:span><text:span text:style-name="_31_46">s</text:span><text:span text:style-name="_31_88">:</text:span></text:p>
      <text:p text:style-name="P1"><text:span text:style-name="_35_1">C</text:span><text:span text:style-name="_31_04">:</text:span><text:span text:style-name="_31_51"> </text:span><text:span text:style-name="_33_5">W</text:span><text:span text:style-name="_31_43">i</text:span><text:span text:style-name="_31_70">l</text:span><text:span text:style-name="_36_8">l</text:span><text:span text:style-name="_37_6"> </text:span><text:span text:style-name="_32_06">X</text:span><text:span text:style-name="_31_"> </text:span><text:span text:style-name="_31_31">p</text:span><text:span text:style-name="_32_09">l</text:span><text:span text:style-name="_33_8">e</text:span><text:span text:style-name="_31_05">a</text:span><text:span text:style-name="_32_15">s</text:span><text:span text:style-name="_33_9">e</text:span><text:span text:style-name="_37_6"> </text:span><text:span text:style-name="_31_91">t</text:span><text:span text:style-name="_32_4">e</text:span><text:span text:style-name="_31_35">l</text:span><text:span text:style-name="_31_94">l</text:span><text:span text:style-name="_31_"> </text:span><text:span text:style-name="_31_04">m</text:span><text:span text:style-name="_31_89">e</text:span><text:span text:style-name="_31_"> </text:span><text:span text:style-name="_31_02">t</text:span><text:span text:style-name="_32_04">h</text:span><text:span text:style-name="_37_1">e</text:span><text:span text:style-name="_37_6"> </text:span><text:span text:style-name="_31_70">l</text:span><text:span text:style-name="_33_9">e</text:span><text:span text:style-name="_39_6">n</text:span><text:span text:style-name="_31_71">g</text:span><text:span text:style-name="_33_8">t</text:span><text:span text:style-name="_31_43">h</text:span><text:span text:style-name="_31_51"> </text:span><text:span text:style-name="_35_9">o</text:span><text:span text:style-name="_39_8">f</text:span><text:span text:style-name="_31_51"> </text:span><text:span text:style-name="_36_6">h</text:span><text:span text:style-name="_31_20">i</text:span><text:span text:style-name="_31_79">s</text:span><text:span text:style-name="_31_"> </text:span><text:span text:style-name="_31_13">o</text:span><text:span text:style-name="_31_89">r</text:span><text:span text:style-name="_31_"> </text:span><text:span text:style-name="_31_41">h</text:span><text:span text:style-name="_32_07">e</text:span><text:span text:style-name="_32_0">r</text:span><text:span text:style-name="_37_6"> </text:span><text:span text:style-name="_32_16">h</text:span><text:span text:style-name="_34_1">a</text:span><text:span text:style-name="_31_46">i</text:span><text:span text:style-name="_31_70">r</text:span><text:span text:style-name="_33_6">?</text:span></text:p>
      <text:p text:style-name="P1"><text:span text:style-name="_35_4">N</text:span><text:span text:style-name="_31_26">o</text:span><text:span text:style-name="_31_77">w</text:span><text:span text:style-name="_31_"> </text:span><text:span text:style-name="_39_6">s</text:span><text:span text:style-name="_31_88">u</text:span><text:span text:style-name="_33_8">p</text:span><text:span text:style-name="_31_17">p</text:span><text:span text:style-name="_31_79">o</text:span><text:span text:style-name="_35_4">s</text:span><text:span text:style-name="_39_6">e</text:span><text:span text:style-name="_31_51"> </text:span><text:span text:style-name="_32_6">X</text:span><text:span text:style-name="_37_6"> </text:span><text:span text:style-name="_32_00">i</text:span><text:span text:style-name="_32_7">s</text:span><text:span text:style-name="_37_6"> </text:span><text:span text:style-name="_32_09">a</text:span><text:span text:style-name="_34_1">c</text:span><text:span text:style-name="_31_10">t</text:span><text:span text:style-name="_32_10">u</text:span><text:span text:style-name="_35_0">a</text:span><text:span text:style-name="_31_02">l</text:span><text:span text:style-name="_32_18">l</text:span><text:span text:style-name="_35_0">y</text:span><text:span text:style-name="_37_6"> </text:span><text:span text:style-name="_31_71">A</text:span><text:span text:style-name="_34_1">,</text:span><text:span text:style-name="_37_6"> </text:span><text:span text:style-name="_32_19">t</text:span><text:span text:style-name="_33_0">h</text:span><text:span text:style-name="_31_16">e</text:span><text:span text:style-name="_32_03">n</text:span><text:span text:style-name="_31_"> </text:span><text:span text:style-name="_31_50">A</text:span><text:span text:style-name="_31_51"> </text:span><text:span text:style-name="_33_9">m</text:span><text:span text:style-name="_31_16">u</text:span><text:span text:style-name="_31_77">s</text:span><text:span text:style-name="_37_5">t</text:span><text:span text:style-name="_37_6"> </text:span><text:span text:style-name="_32_24">a</text:span><text:span text:style-name="_33_5">n</text:span><text:span text:style-name="_31_32">s</text:span><text:span text:style-name="_32_22">w</text:span><text:span text:style-name="_32_6">e</text:span><text:span text:style-name="_31_46">r</text:span><text:span text:style-name="_31_77">.</text:span><text:span text:style-name="_31_"> </text:span><text:span text:style-name="_31_19">I</text:span><text:span text:style-name="_31_71">t</text:span><text:span text:style-name="_31_"> </text:span><text:span text:style-name="_31_50">i</text:span><text:span text:style-name="_31_94">s</text:span><text:span text:style-name="_31_"> </text:span><text:span text:style-name="_31_47">A</text:span><text:span text:style-name="_32_01">'</text:span><text:span text:style-name="_33_6">s</text:span><text:span text:style-name="_37_6"> </text:span><text:span text:style-name="_31_70">o</text:span><text:span text:style-name="_32_4">b</text:span><text:span text:style-name="_31_01">j</text:span><text:span text:style-name="_31_86">e</text:span><text:span text:style-name="_36_6">c</text:span><text:span text:style-name="_31_28">t</text:span><text:span text:style-name="_31_51"> </text:span><text:span text:style-name="_32_7">i</text:span><text:span text:style-name="_31_43">n</text:span><text:span text:style-name="_31_51"> </text:span><text:span text:style-name="_34_5">t</text:span><text:span text:style-name="_39_5">h</text:span><text:span text:style-name="_31_70">e</text:span><text:span text:style-name="_31_"> </text:span><text:span text:style-name="_31_02">g</text:span><text:span text:style-name="_31_74">a</text:span><text:span text:style-name="_36_9">m</text:span><text:span text:style-name="_31_20">e</text:span><text:span text:style-name="_31_51"> </text:span><text:span text:style-name="_34_4">t</text:span><text:span text:style-name="_31_13">o</text:span><text:span text:style-name="_31_51"> </text:span><text:span text:style-name="_36_0">t</text:span><text:span text:style-name="_31_46">r</text:span><text:span text:style-name="_32_04">y</text:span><text:span text:style-name="_31_"> </text:span><text:span text:style-name="_31_40">a</text:span><text:span text:style-name="_31_71">n</text:span><text:span text:style-name="_32_1">d</text:span><text:span text:style-name="_37_6"> </text:span><text:span text:style-name="_32_00">c</text:span><text:span text:style-name="_34_2">a</text:span><text:span text:style-name="_39_8">u</text:span><text:span text:style-name="_32_06">s</text:span><text:span text:style-name="_33_0">e</text:span><text:span text:style-name="_37_6"> </text:span><text:span text:style-name="_31_79">C</text:span><text:span text:style-name="_31_"> </text:span><text:span text:style-name="_31_20">t</text:span><text:span text:style-name="_31_74">o</text:span><text:span text:style-name="_31_"> </text:span><text:span text:style-name="_31_49">m</text:span><text:span text:style-name="_32_25">a</text:span><text:span text:style-name="_35_1">k</text:span><text:span text:style-name="_31_31">e</text:span><text:span text:style-name="_31_51"> </text:span><text:span text:style-name="_33_5">t</text:span><text:span text:style-name="_31_14">h</text:span><text:span text:style-name="_31_73">e</text:span><text:span text:style-name="_31_"> </text:span><text:span text:style-name="_31_49">w</text:span><text:span text:style-name="_32_21">r</text:span><text:span text:style-name="_35_7">o</text:span><text:span text:style-name="_31_25">n</text:span><text:span text:style-name="_32_25">g</text:span><text:span text:style-name="_31_"> </text:span><text:span text:style-name="_31_35">i</text:span><text:span text:style-name="_31_92">d</text:span><text:span text:style-name="_37_1">e</text:span><text:span text:style-name="_31_04">n</text:span><text:span text:style-name="_31_88">t</text:span><text:span text:style-name="_32_4">i</text:span><text:span text:style-name="_31_11">f</text:span><text:span text:style-name="_32_07">i</text:span><text:span text:style-name="_34_5">c</text:span><text:span text:style-name="_31_16">a</text:span><text:span text:style-name="_32_03">t</text:span><text:span text:style-name="_37_2">i</text:span><text:span text:style-name="_31_11">o</text:span><text:span text:style-name="_32_06">n</text:span><text:span text:style-name="_33_0">.</text:span><text:span text:style-name="_37_6"> </text:span><text:span text:style-name="_31_85">H</text:span><text:span text:style-name="_32_9">i</text:span><text:span text:style-name="_31_02">s</text:span><text:span text:style-name="_31_51"> </text:span><text:span text:style-name="_33_5">a</text:span><text:span text:style-name="_31_04">n</text:span><text:span text:style-name="_31_89">s</text:span><text:span text:style-name="_36_8">w</text:span><text:span text:style-name="_39_6">e</text:span><text:span text:style-name="_31_94">r</text:span><text:span text:style-name="_31_"> </text:span><text:span text:style-name="_31_20">m</text:span><text:span text:style-name="_31_94">i</text:span><text:span text:style-name="_34_2">g</text:span><text:span text:style-name="_31_34">h</text:span><text:span text:style-name="_31_74">t</text:span><text:span text:style-name="_31_"> </text:span><text:span text:style-name="_31_19">t</text:span><text:span text:style-name="_31_79">h</text:span><text:span text:style-name="_34_5">e</text:span><text:span text:style-name="_39_6">r</text:span><text:span text:style-name="_31_79">e</text:span><text:span text:style-name="_37_2">f</text:span><text:span text:style-name="_31_47">o</text:span><text:span text:style-name="_31_86">r</text:span><text:span text:style-name="_34_1">e</text:span><text:span text:style-name="_37_6"> </text:span><text:span text:style-name="_32_24">b</text:span><text:span text:style-name="_37_5">e</text:span><text:span text:style-name="_31_26">:</text:span></text:p>
      <text:p text:style-name="P1"><text:span text:style-name="_33_9">"</text:span><text:span text:style-name="_31_47">M</text:span><text:span text:style-name="_31_94">y</text:span><text:span text:style-name="_31_"> </text:span><text:span text:style-name="_31_10">h</text:span><text:span text:style-name="_31_77">a</text:span><text:span text:style-name="_36_6">i</text:span><text:span text:style-name="_31_31">r</text:span><text:span text:style-name="_31_51"> </text:span><text:span text:style-name="_33_9">i</text:span><text:span text:style-name="_31_10">s</text:span><text:span text:style-name="_31_51"> </text:span><text:span text:style-name="_32_1">s</text:span><text:span text:style-name="_31_31">h</text:span><text:span text:style-name="_31_94">i</text:span><text:span text:style-name="_35_9">n</text:span><text:span text:style-name="_31_35">g</text:span><text:span text:style-name="_32_06">l</text:span><text:span text:style-name="_36_8">e</text:span><text:span text:style-name="_31_43">d</text:span><text:span text:style-name="_32_01">,</text:span><text:span text:style-name="_31_"> </text:span><text:span text:style-name="_31_50">a</text:span><text:span text:style-name="_31_79">n</text:span><text:span text:style-name="_32_0">d</text:span><text:span text:style-name="_37_6"> </text:span><text:span text:style-name="_31_85">t</text:span><text:span text:style-name="_33_5">h</text:span><text:span text:style-name="_31_01">e</text:span><text:span text:style-name="_31_51"> </text:span><text:span text:style-name="_32_0">l</text:span><text:span text:style-name="_31_05">o</text:span><text:span text:style-name="_31_95">n</text:span><text:span text:style-name="_34_1">g</text:span><text:span text:style-name="_31_25">e</text:span><text:span text:style-name="_31_80">s</text:span><text:span text:style-name="_35_9">t</text:span><text:span text:style-name="_37_6"> </text:span><text:span text:style-name="_31_73">s</text:span><text:span text:style-name="_35_6">t</text:span><text:span text:style-name="_31_17">r</text:span><text:span text:style-name="_31_79">a</text:span><text:span text:style-name="_35_9">n</text:span><text:span text:style-name="_31_35">d</text:span><text:span text:style-name="_31_95">s</text:span><text:span text:style-name="_31_"> </text:span><text:span text:style-name="_31_49">a</text:span><text:span text:style-name="_32_21">r</text:span><text:span text:style-name="_32_3">e</text:span><text:span text:style-name="_37_6"> </text:span><text:span text:style-name="_31_73">a</text:span><text:span text:style-name="_36_8">b</text:span><text:span text:style-name="_31_46">o</text:span><text:span text:style-name="_32_21">u</text:span><text:span text:style-name="_34_1">t</text:span><text:span text:style-name="_37_6"> </text:span><text:span text:style-name="_32_24">n</text:span><text:span text:style-name="_36_0">i</text:span><text:span text:style-name="_31_40">n</text:span><text:span text:style-name="_32_16">e</text:span><text:span text:style-name="_31_"> </text:span><text:span text:style-name="_31_46">i</text:span><text:span text:style-name="_32_18">n</text:span><text:span text:style-name="_35_4">c</text:span><text:span text:style-name="_31_41">h</text:span><text:span text:style-name="_31_80">e</text:span><text:span text:style-name="_37_4">s</text:span><text:span text:style-name="_37_6"> </text:span><text:span text:style-name="_32_25">l</text:span><text:span text:style-name="_35_6">o</text:span><text:span text:style-name="_31_04">n</text:span><text:span text:style-name="_32_10">g</text:span><text:span text:style-name="_33_5">.</text:span><text:span text:style-name="_31_34">"</text:span></text:p>
      <text:p text:style-name="P1"><text:span text:style-name="_32_0">I</text:span><text:span text:style-name="_31_47">n</text:span><text:span text:style-name="_31_51"> </text:span><text:span text:style-name="_32_7">o</text:span><text:span text:style-name="_31_11">r</text:span><text:span text:style-name="_32_18">d</text:span><text:span text:style-name="_34_2">e</text:span><text:span text:style-name="_31_14">r</text:span><text:span text:style-name="_31_51"> </text:span><text:span text:style-name="_33_5">t</text:span><text:span text:style-name="_31_50">h</text:span><text:span text:style-name="_32_19">a</text:span><text:span text:style-name="_32_9">t</text:span><text:span text:style-name="_37_6"> </text:span><text:span text:style-name="_32_25">t</text:span><text:span text:style-name="_35_3">o</text:span><text:span text:style-name="_31_02">n</text:span><text:span text:style-name="_32_22">e</text:span><text:span text:style-name="_36_8">s</text:span><text:span text:style-name="_37_6"> </text:span><text:span text:style-name="_31_80">o</text:span><text:span text:style-name="_33_0">f</text:span><text:span text:style-name="_37_6"> </text:span><text:span text:style-name="_32_25">v</text:span><text:span text:style-name="_36_9">o</text:span><text:span text:style-name="_39_6">i</text:span><text:span text:style-name="_31_89">c</text:span><text:span text:style-name="_37_1">e</text:span><text:span text:style-name="_37_6"> </text:span><text:span text:style-name="_31_88">m</text:span><text:span text:style-name="_36_9">a</text:span><text:span text:style-name="_31_31">y</text:span><text:span text:style-name="_31_51"> </text:span><text:span text:style-name="_32_9">n</text:span><text:span text:style-name="_31_01">o</text:span><text:span text:style-name="_32_03">t</text:span><text:span text:style-name="_31_"> </text:span><text:span text:style-name="_39_9">h</text:span><text:span text:style-name="_32_21">e</text:span><text:span text:style-name="_33_8">l</text:span><text:span text:style-name="_31_44">p</text:span><text:span text:style-name="_31_51"> </text:span><text:span text:style-name="_34_4">t</text:span><text:span text:style-name="_31_25">h</text:span><text:span text:style-name="_32_15">e</text:span><text:span text:style-name="_31_"> </text:span><text:span text:style-name="_31_26">i</text:span><text:span text:style-name="_31_70">n</text:span><text:span text:style-name="_36_0">t</text:span><text:span text:style-name="_31_41">e</text:span><text:span text:style-name="_31_88">r</text:span><text:span text:style-name="_37_2">r</text:span><text:span text:style-name="_31_16">o</text:span><text:span text:style-name="_32_01">g</text:span><text:span text:style-name="_35_9">a</text:span><text:span text:style-name="_31_26">t</text:span><text:span text:style-name="_31_74">o</text:span><text:span text:style-name="_37_1">r</text:span><text:span text:style-name="_37_6"> </text:span><text:span text:style-name="_31_92">t</text:span><text:span text:style-name="_35_4">h</text:span><text:span text:style-name="_39_6">e</text:span><text:span text:style-name="_31_51"> </text:span><text:span text:style-name="_37_1">a</text:span><text:span text:style-name="_31_43">n</text:span><text:span text:style-name="_31_89">s</text:span><text:span text:style-name="_37_1">w</text:span><text:span text:style-name="_31_47">e</text:span><text:span text:style-name="_32_03">r</text:span><text:span text:style-name="_37_4">s</text:span><text:span text:style-name="_37_6"> </text:span><text:span text:style-name="_31_77">s</text:span><text:span text:style-name="_33_5">h</text:span><text:span text:style-name="_31_19">o</text:span><text:span text:style-name="_31_94">u</text:span><text:span text:style-name="_32_0">l</text:span><text:span text:style-name="_31_28">d</text:span><text:span text:style-name="_31_51"> </text:span><text:span text:style-name="_36_8">b</text:span><text:span text:style-name="_31_31">e</text:span><text:span text:style-name="_31_51"> </text:span><text:span text:style-name="_32_7">w</text:span><text:span text:style-name="_31_02">r</text:span><text:span text:style-name="_32_24">i</text:span><text:span text:style-name="_36_0">t</text:span><text:span text:style-name="_31_05">t</text:span><text:span text:style-name="_32_07">e</text:span><text:span text:style-name="_35_9">n</text:span><text:span text:style-name="_31_14">,</text:span><text:span text:style-name="_31_51"> </text:span><text:span text:style-name="_35_1">o</text:span><text:span text:style-name="_31_47">r</text:span><text:span text:style-name="_31_51"> </text:span><text:span text:style-name="_35_9">b</text:span><text:span text:style-name="_31_50">e</text:span><text:span text:style-name="_32_15">t</text:span><text:span text:style-name="_32_9">t</text:span><text:span text:style-name="_31_50">e</text:span><text:span text:style-name="_31_71">r</text:span><text:span text:style-name="_31_"> </text:span><text:span text:style-name="_31_50">s</text:span><text:span text:style-name="_31_88">t</text:span><text:span text:style-name="_33_9">i</text:span><text:span text:style-name="_31_16">l</text:span><text:span text:style-name="_32_15">l</text:span><text:span text:style-name="_34_2">,</text:span><text:span text:style-name="_37_6"> </text:span><text:span text:style-name="_31_79">t</text:span><text:span text:style-name="_33_8">y</text:span><text:span text:style-name="_31_16">p</text:span><text:span text:style-name="_31_86">e</text:span><text:span text:style-name="_36_6">w</text:span><text:span text:style-name="_31_32">r</text:span><text:span text:style-name="_32_18">i</text:span><text:span text:style-name="_36_0">t</text:span><text:span text:style-name="_31_19">t</text:span><text:span text:style-name="_32_06">e</text:span><text:span text:style-name="_32_7">n</text:span><text:span text:style-name="_31_43">.</text:span><text:span text:style-name="_31_51"> </text:span><text:span text:style-name="_33_6">T</text:span><text:span text:style-name="_31_31">h</text:span><text:span text:style-name="_31_79">e</text:span><text:span text:style-name="_31_"> </text:span><text:span text:style-name="_31_20">i</text:span><text:span text:style-name="_31_74">d</text:span><text:span text:style-name="_36_6">e</text:span><text:span text:style-name="_31_25">a</text:span><text:span text:style-name="_32_18">l</text:span><text:span text:style-name="_31_"> </text:span><text:span text:style-name="_31_28">a</text:span><text:span text:style-name="_32_09">r</text:span><text:span text:style-name="_36_5">r</text:span><text:span text:style-name="_31_49">a</text:span><text:span text:style-name="_31_71">n</text:span><text:span text:style-name="_34_2">g</text:span><text:span text:style-name="_31_40">e</text:span><text:span text:style-name="_31_85">m</text:span><text:span text:style-name="_35_7">e</text:span><text:span text:style-name="_31_31">n</text:span><text:span text:style-name="_31_86">t</text:span><text:span text:style-name="_31_"> </text:span><text:span text:style-name="_31_32">i</text:span><text:span text:style-name="_31_70">s</text:span><text:span text:style-name="_31_"> </text:span><text:span text:style-name="_31_02">t</text:span><text:span text:style-name="_32_06">o</text:span><text:span text:style-name="_31_"> </text:span><text:span text:style-name="_31_20">h</text:span><text:span text:style-name="_31_76">a</text:span><text:span text:style-name="_33_9">v</text:span><text:span text:style-name="_31_40">e</text:span><text:span text:style-name="_31_51"> </text:span><text:span text:style-name="_34_5">a</text:span><text:span text:style-name="_37_6"> </text:span><text:span text:style-name="_32_01">t</text:span><text:span text:style-name="_33_8">e</text:span><text:span text:style-name="_31_29">l</text:span><text:span text:style-name="_32_19">e</text:span><text:span text:style-name="_33_8">p</text:span><text:span text:style-name="_31_01">r</text:span><text:span text:style-name="_31_73">i</text:span><text:span text:style-name="_35_7">n</text:span><text:span text:style-name="_31_31">t</text:span><text:span text:style-name="_32_04">e</text:span><text:span text:style-name="_32_6">r</text:span><text:span text:style-name="_37_6"> </text:span><text:span text:style-name="_32_06">c</text:span><text:span text:style-name="_34_4">o</text:span><text:span text:style-name="_39_5">m</text:span><text:span text:style-name="_31_79">m</text:span><text:span text:style-name="_35_6">u</text:span><text:span text:style-name="_31_04">n</text:span><text:span text:style-name="_32_24">i</text:span><text:span text:style-name="_37_2">c</text:span><text:span text:style-name="_31_04">a</text:span><text:span text:style-name="_32_06">t</text:span><text:span text:style-name="_35_7">i</text:span><text:span text:style-name="_31_25">n</text:span><text:span text:style-name="_31_89">g</text:span><text:span text:style-name="_31_"> </text:span><text:span text:style-name="_39_8">b</text:span><text:span text:style-name="_31_95">e</text:span><text:span text:style-name="_32_7">t</text:span><text:span text:style-name="_31_34">w</text:span><text:span text:style-name="_32_09">e</text:span><text:span text:style-name="_36_8">e</text:span><text:span text:style-name="_39_8">n</text:span><text:span text:style-name="_31_51"> </text:span><text:span text:style-name="_34_2">t</text:span><text:span text:style-name="_31_25">h</text:span><text:span text:style-name="_32_16">e</text:span><text:span text:style-name="_31_"> </text:span><text:span text:style-name="_31_04">t</text:span><text:span text:style-name="_32_15">w</text:span><text:span text:style-name="_36_5">o</text:span><text:span text:style-name="_37_6"> </text:span><text:span text:style-name="_32_25">r</text:span><text:span text:style-name="_36_5">o</text:span><text:span text:style-name="_39_5">o</text:span><text:span text:style-name="_32_16">m</text:span><text:span text:style-name="_36_6">s</text:span><text:span text:style-name="_31_49">.</text:span><text:span text:style-name="_31_51"> </text:span><text:span text:style-name="_34_4">A</text:span><text:span text:style-name="_39_5">l</text:span><text:span text:style-name="_32_22">t</text:span><text:span text:style-name="_33_0">e</text:span><text:span text:style-name="_31_34">r</text:span><text:span text:style-name="_32_19">n</text:span><text:span text:style-name="_32_0">a</text:span><text:span text:style-name="_31_41">t</text:span><text:span text:style-name="_31_70">i</text:span><text:span text:style-name="_37_1">v</text:span><text:span text:style-name="_31_04">e</text:span><text:span text:style-name="_32_25">l</text:span><text:span text:style-name="_36_5">y</text:span><text:span text:style-name="_37_6"> </text:span><text:span text:style-name="_32_07">t</text:span><text:span text:style-name="_36_6">h</text:span><text:span text:style-name="_31_19">e</text:span><text:span text:style-name="_31_51"> </text:span><text:span text:style-name="_36_6">q</text:span><text:span text:style-name="_31_17">u</text:span><text:span text:style-name="_31_76">e</text:span><text:span text:style-name="_32_3">s</text:span><text:span text:style-name="_31_34">t</text:span><text:span text:style-name="_31_76">i</text:span><text:span text:style-name="_32_1">o</text:span><text:span text:style-name="_31_35">n</text:span><text:span text:style-name="_31_51"> </text:span><text:span text:style-name="_33_0">a</text:span><text:span text:style-name="_31_19">n</text:span><text:span text:style-name="_31_92">d</text:span><text:span text:style-name="_31_"> </text:span><text:span text:style-name="_31_43">a</text:span><text:span text:style-name="_31_85">n</text:span><text:span text:style-name="_35_1">s</text:span><text:span text:style-name="_39_9">w</text:span><text:span text:style-name="_31_95">e</text:span><text:span text:style-name="_35_3">r</text:span><text:span text:style-name="_31_04">s</text:span><text:span text:style-name="_31_51"> </text:span><text:span text:style-name="_32_3">c</text:span><text:span text:style-name="_31_28">a</text:span><text:span text:style-name="_32_21">n</text:span><text:span text:style-name="_31_"> </text:span><text:span text:style-name="_31_29">b</text:span><text:span text:style-name="_31_86">e</text:span><text:span text:style-name="_31_"> </text:span><text:span text:style-name="_31_11">r</text:span><text:span text:style-name="_32_19">e</text:span><text:span text:style-name="_35_1">p</text:span><text:span text:style-name="_31_13">e</text:span><text:span text:style-name="_31_80">a</text:span><text:span text:style-name="_33_5">t</text:span><text:span text:style-name="_31_11">e</text:span><text:span text:style-name="_31_77">d</text:span><text:span text:style-name="_31_"> </text:span><text:span text:style-name="_31_28">b</text:span><text:span text:style-name="_31_86">y</text:span><text:span text:style-name="_31_"> </text:span><text:span text:style-name="_31_28">a</text:span><text:span text:style-name="_32_04">n</text:span><text:span text:style-name="_31_"> </text:span><text:span text:style-name="_31_28">i</text:span><text:span text:style-name="_32_10">n</text:span><text:span text:style-name="_35_7">t</text:span><text:span text:style-name="_31_31">e</text:span><text:span text:style-name="_32_18">r</text:span><text:span text:style-name="_37_4">m</text:span><text:span text:style-name="_31_34">e</text:span><text:span text:style-name="_32_15">d</text:span><text:span text:style-name="_36_0">i</text:span><text:span text:style-name="_31_31">a</text:span><text:span text:style-name="_32_06">r</text:span><text:span text:style-name="_35_6">y</text:span><text:span text:style-name="_31_20">.</text:span><text:span text:style-name="_31_51"> </text:span><text:span text:style-name="_33_0">T</text:span><text:span text:style-name="_39_5">h</text:span><text:span text:style-name="_32_07">e</text:span><text:span text:style-name="_31_"> </text:span><text:span text:style-name="_31_11">o</text:span><text:span text:style-name="_32_18">b</text:span><text:span text:style-name="_35_1">j</text:span><text:span text:style-name="_31_34">e</text:span><text:span text:style-name="_31_79">c</text:span><text:span text:style-name="_33_5">t</text:span><text:span text:style-name="_37_6"> </text:span><text:span text:style-name="_32_15">o</text:span><text:span text:style-name="_36_8">f</text:span><text:span text:style-name="_37_6"> </text:span><text:span text:style-name="_32_15">t</text:span><text:span text:style-name="_32_6">h</text:span><text:span text:style-name="_39_8">e</text:span><text:span text:style-name="_31_51"> </text:span><text:span text:style-name="_35_7">g</text:span><text:span text:style-name="_39_8">a</text:span><text:span text:style-name="_31_91">m</text:span><text:span text:style-name="_33_5">e</text:span><text:span text:style-name="_37_6"> </text:span><text:span text:style-name="_32_06">f</text:span><text:span text:style-name="_32_9">o</text:span><text:span text:style-name="_31_47">r</text:span><text:span text:style-name="_31_51"> </text:span><text:span text:style-name="_32_0">t</text:span><text:span text:style-name="_31_16">h</text:span><text:span text:style-name="_31_89">e</text:span><text:span text:style-name="_31_"> </text:span><text:span text:style-name="_31_43">t</text:span><text:span text:style-name="_31_71">h</text:span><text:span text:style-name="_36_8">i</text:span><text:span text:style-name="_31_17">r</text:span><text:span text:style-name="_31_79">d</text:span><text:span text:style-name="_31_"> </text:span><text:span text:style-name="_31_19">p</text:span><text:span text:style-name="_32_09">l</text:span><text:span text:style-name="_37_4">a</text:span><text:span text:style-name="_31_16">y</text:span><text:span text:style-name="_32_22">e</text:span><text:span text:style-name="_37_1">r</text:span><text:span text:style-name="_37_6"> </text:span><text:span text:style-name="_32_21">(</text:span><text:span text:style-name="_35_0">B</text:span><text:span text:style-name="_31_31">)</text:span><text:span text:style-name="_31_51"> </text:span><text:span text:style-name="_34_4">i</text:span><text:span text:style-name="_31_20">s</text:span><text:span text:style-name="_31_51"> </text:span><text:span text:style-name="_36_9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8:24.94</meta:creation-date>
    <dc:title>Haathi</dc:title>
    <meta:editing-duration>PT4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1:09:12.52</dc:date>
    <meta:template xlink:type="simple" xlink:actuate="onRequest" xlink:title="Haathi" xlink:href="file:///C:/Users/kwa/AppData/Roaming/OpenOffice/4/user/template/Haathi.ott" meta:date="2016-02-22T21:08:24.54"/>
  </office:meta>
</office:document-meta>
</file>